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133" officeooo:paragraph-rsid="000ad133"/>
    </style:style>
    <style:style style:name="P2" style:family="paragraph" style:parent-style-name="Standard">
      <style:paragraph-properties fo:text-align="center" style:justify-single-word="false"/>
      <style:text-properties officeooo:rsid="000ad133" officeooo:paragraph-rsid="000ad133"/>
    </style:style>
    <style:style style:name="P3" style:family="paragraph" style:parent-style-name="Standard">
      <style:text-properties fo:font-weight="bold" officeooo:rsid="000ad133" officeooo:paragraph-rsid="000ad133" style:font-weight-asian="bold" style:font-weight-complex="bold"/>
    </style:style>
    <style:style style:name="P4" style:family="paragraph" style:parent-style-name="Standard">
      <style:text-properties fo:font-weight="bold" officeooo:rsid="000d682d" officeooo:paragraph-rsid="000d682d" style:font-weight-asian="bold" style:font-weight-complex="bold"/>
    </style:style>
    <style:style style:name="P5" style:family="paragraph" style:parent-style-name="Standard">
      <style:text-properties officeooo:rsid="000cb84b" officeooo:paragraph-rsid="000cb84b"/>
    </style:style>
    <style:style style:name="P6" style:family="paragraph" style:parent-style-name="Standard">
      <style:text-properties officeooo:rsid="000d682d" officeooo:paragraph-rsid="000d682d"/>
    </style:style>
    <style:style style:name="P7" style:family="paragraph" style:parent-style-name="Standard">
      <style:text-properties fo:font-weight="normal" officeooo:rsid="000d682d" officeooo:paragraph-rsid="000d682d" style:font-weight-asian="normal" style:font-weight-complex="normal"/>
    </style:style>
    <style:style style:name="P8" style:family="paragraph" style:parent-style-name="Standard">
      <style:text-properties fo:font-weight="normal" officeooo:rsid="000ee586" officeooo:paragraph-rsid="000ee58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b84b"/>
    </style:style>
    <style:style style:name="T3" style:family="text">
      <style:text-properties officeooo:rsid="000d68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DI</text:span><text:tab/></text:p>
      <text:p text:style-name="P3">Que cosas puede hacer un entorno de desarrollo, programa para desarrollar suv</text:p>
      <text:p text:style-name="P1">1 compilador/ ejecutar.</text:p>
      <text:p text:style-name="P1">2 simulador</text:p>
      <text:p text:style-name="P1">3 interfaz gráfica</text:p>
      <text:p text:style-name="P1">4 modo debug/ depuración.</text:p>
      <text:p text:style-name="P1">5 edición</text:p>
      <text:p text:style-name="P1">6 distintos <text:s/>compiladores → distintos lenguajes de programacion.</text:p>
      <text:p text:style-name="P1">7 explorador de soluciones.</text:p>
      <text:p text:style-name="P1">8 <text:span text:style-name="T2">pruebas</text:span></text:p>
      <text:p text:style-name="P5">9 control de versiones/ repositorios.</text:p>
      <text:p text:style-name="P5">10 desarrollo de interfaz grafica.</text:p>
      <text:p text:style-name="P5">11 conexión a una base de datos</text:p>
      <text:p text:style-name="P5">12 documentacion</text:p>
      <text:p text:style-name="P5">13 <text:span text:style-name="T3">diseño de diagramas de clases</text:span></text:p>
      <text:p text:style-name="P6">14 refactorizar</text:p>
      <text:p text:style-name="P6"/>
      <text:p text:style-name="P4">caracteriticas </text:p>
      <text:p text:style-name="P7">-interfaz grafica facil de usar</text:p>
      <text:p text:style-name="P7">-sistema operativo</text:p>
      <text:p text:style-name="P7">-gratis</text:p>
      <text:p text:style-name="P8">-que lenguajes soporta</text:p>
      <text:p text:style-name="P8">-version</text:p>
      <text:p text:style-name="P8">caracteristicas harwar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9:18:42.733000000</meta:creation-date>
    <dc:date>2018-04-03T09:53:42.569000000</dc:date>
    <meta:editing-duration>PT4M29S</meta:editing-duration>
    <meta:editing-cycles>1</meta:editing-cycles>
    <meta:document-statistic meta:table-count="0" meta:image-count="0" meta:object-count="0" meta:page-count="1" meta:paragraph-count="23" meta:word-count="83" meta:character-count="557" meta:non-whitespace-character-count="494"/>
    <meta:generator>LibreOffice/5.4.4.2$Windows_X86_64 LibreOffice_project/2524958677847fb3bb44820e40380acbe820f960</meta:generator>
  </office:meta>
</office:document-meta>
</file>